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1.98mm"/>
    </style:style>
    <style:style style:name="co8" style:family="table-column">
      <style:table-column-properties fo:break-before="auto" style:column-width="2.22mm"/>
    </style:style>
    <style:style style:name="co9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7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18"/>
        <table:table-column table:style-name="co4" table:default-cell-style-name="ce24"/>
        <table:table-column table:style-name="co5" table:number-columns-repeated="7" table:default-cell-style-name="ce24"/>
        <table:table-column table:style-name="co6" table:default-cell-style-name="ce24"/>
        <table:table-column table:style-name="co5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2" table:default-cell-style-name="ce2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-12 工業部門電力消費</text:p>
          </table:table-cell>
          <table:covered-table-cell table:number-columns-repeated="12" table:style-name="ce9"/>
          <table:table-cell table:style-name="ce34" table:number-columns-repeated="1011"/>
        </table:table-row>
        <table:table-row table:style-name="ro2">
          <table:table-cell table:style-name="ce2" table:number-columns-repeated="2"/>
          <table:table-cell table:style-name="ce14"/>
          <table:table-cell table:style-name="ce19" table:number-columns-repeated="5"/>
          <table:table-cell table:style-name="ce14" table:number-columns-repeated="2"/>
          <table:table-cell table:style-name="ce30" office:value-type="string" calcext:value-type="string">
            <text:p>　　</text:p>
          </table:table-cell>
          <table:table-cell table:style-name="ce30"/>
          <table:table-cell table:style-name="ce8" office:value-type="string" calcext:value-type="string">
            <text:p>單位：千度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 calcext:value-type="string" table:number-columns-spanned="3" table:number-rows-spanned="1">
            <text:p>年　　　　　　月</text:p>
          </table:table-cell>
          <table:covered-table-cell table:number-columns-repeated="2" table:style-name="ce3"/>
          <table:table-cell table:style-name="ce3" office:value-type="string" calcext:value-type="string">
            <text:p>合計</text:p>
          </table:table-cell>
          <table:table-cell table:style-name="ce25" office:value-type="string" calcext:value-type="string">
            <text:p>紡織成衣</text:p>
            <text:p>及服飾業</text:p>
          </table:table-cell>
          <table:table-cell table:style-name="ce25" office:value-type="string" calcext:value-type="string">
            <text:p>紙漿、紙及</text:p>
            <text:p>紙製品業</text:p>
          </table:table-cell>
          <table:table-cell table:style-name="ce25" office:value-type="string" calcext:value-type="string">
            <text:p>化學材料</text:p>
            <text:p>製造業</text:p>
          </table:table-cell>
          <table:table-cell table:style-name="ce25" office:value-type="string" calcext:value-type="string">
            <text:p>塑膠製品</text:p>
            <text:p>製造業</text:p>
          </table:table-cell>
          <table:table-cell table:style-name="ce29" office:value-type="string" calcext:value-type="string">
            <text:p>非金屬礦物</text:p>
            <text:p>製品製造業</text:p>
          </table:table-cell>
          <table:table-cell table:style-name="ce29" office:value-type="string" calcext:value-type="string">
            <text:p>金屬基本</text:p>
            <text:p>工　　業</text:p>
          </table:table-cell>
          <table:table-cell table:style-name="ce29" office:value-type="string" calcext:value-type="string">
            <text:p>金屬製品</text:p>
            <text:p>製造業</text:p>
          </table:table-cell>
          <table:table-cell table:style-name="ce29" office:value-type="string" calcext:value-type="string">
            <text:p>電腦通信及視聽</text:p>
            <text:p>電子產品製造業</text:p>
          </table:table-cell>
          <table:table-cell table:style-name="ce25" office:value-type="string" calcext:value-type="string">
            <text:p>其他</text:p>
          </table:table-cell>
          <table:table-cell table:style-name="ce35" table:number-columns-repeated="1011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0"/>
          <table:table-cell table:style-name="ce15"/>
          <table:table-cell table:style-name="ce20" office:value-type="float" office:value="94030806.63269" calcext:value-type="float">
            <text:p><text:s/>94,030,807 <text:s/></text:p>
          </table:table-cell>
          <table:table-cell table:style-name="ce26" office:value-type="float" office:value="8371829.591" calcext:value-type="float">
            <text:p><text:s/>8,371,830 <text:s/></text:p>
          </table:table-cell>
          <table:table-cell table:style-name="ce26" office:value-type="float" office:value="3687799.594" calcext:value-type="float">
            <text:p><text:s/>3,687,800 <text:s/></text:p>
          </table:table-cell>
          <table:table-cell table:style-name="ce26" office:value-type="float" office:value="23191128.154" calcext:value-type="float">
            <text:p><text:s/>23,191,128 <text:s/></text:p>
          </table:table-cell>
          <table:table-cell table:style-name="ce26" office:value-type="float" office:value="3930538.429" calcext:value-type="float">
            <text:p><text:s/>3,930,538 <text:s/></text:p>
          </table:table-cell>
          <table:table-cell table:style-name="ce26" office:value-type="float" office:value="4113214.581" calcext:value-type="float">
            <text:p><text:s/>4,113,215 <text:s/></text:p>
          </table:table-cell>
          <table:table-cell table:style-name="ce26" office:value-type="float" office:value="13175700.096" calcext:value-type="float">
            <text:p><text:s/>13,175,700 <text:s/></text:p>
          </table:table-cell>
          <table:table-cell table:style-name="ce26" office:value-type="float" office:value="4845775.24" calcext:value-type="float">
            <text:p><text:s/>4,845,775 <text:s/></text:p>
          </table:table-cell>
          <table:table-cell table:style-name="ce26" office:value-type="float" office:value="17795126.42069" calcext:value-type="float">
            <text:p><text:s/>17,795,126 <text:s/></text:p>
          </table:table-cell>
          <table:table-cell table:style-name="ce31" office:value-type="float" office:value="14919694.527" calcext:value-type="float">
            <text:p><text:s/>14,919,695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1"/>
          <table:table-cell table:style-name="ce16"/>
          <table:table-cell table:style-name="ce21" office:value-type="float" office:value="99274227.893" calcext:value-type="float">
            <text:p><text:s/>99,274,228 <text:s/></text:p>
          </table:table-cell>
          <table:table-cell table:style-name="ce27" office:value-type="float" office:value="8204676.46" calcext:value-type="float">
            <text:p><text:s/>8,204,676 <text:s/></text:p>
          </table:table-cell>
          <table:table-cell table:style-name="ce27" office:value-type="float" office:value="3641452.658" calcext:value-type="float">
            <text:p><text:s/>3,641,453 <text:s/></text:p>
          </table:table-cell>
          <table:table-cell table:style-name="ce27" office:value-type="float" office:value="24952245.499" calcext:value-type="float">
            <text:p><text:s/>24,952,245 <text:s/></text:p>
          </table:table-cell>
          <table:table-cell table:style-name="ce27" office:value-type="float" office:value="4072349.655" calcext:value-type="float">
            <text:p><text:s/>4,072,350 <text:s/></text:p>
          </table:table-cell>
          <table:table-cell table:style-name="ce27" office:value-type="float" office:value="4167056.966" calcext:value-type="float">
            <text:p><text:s/>4,167,057 <text:s/></text:p>
          </table:table-cell>
          <table:table-cell table:style-name="ce27" office:value-type="float" office:value="13734444.71" calcext:value-type="float">
            <text:p><text:s/>13,734,445 <text:s/></text:p>
          </table:table-cell>
          <table:table-cell table:style-name="ce27" office:value-type="float" office:value="5221397.53" calcext:value-type="float">
            <text:p><text:s/>5,221,398 <text:s/></text:p>
          </table:table-cell>
          <table:table-cell table:style-name="ce27" office:value-type="float" office:value="19604299.387" calcext:value-type="float">
            <text:p><text:s/>19,604,299 <text:s/></text:p>
          </table:table-cell>
          <table:table-cell table:style-name="ce32" office:value-type="float" office:value="15676305.028" calcext:value-type="float">
            <text:p><text:s/>15,676,305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1"/>
          <table:table-cell table:style-name="ce16"/>
          <table:table-cell table:style-name="ce21" office:value-type="float" office:value="106544762.309" calcext:value-type="float">
            <text:p><text:s/>106,544,762 <text:s/></text:p>
          </table:table-cell>
          <table:table-cell table:style-name="ce27" office:value-type="float" office:value="8033794.927" calcext:value-type="float">
            <text:p><text:s/>8,033,795 <text:s/></text:p>
          </table:table-cell>
          <table:table-cell table:style-name="ce27" office:value-type="float" office:value="3733782.472" calcext:value-type="float">
            <text:p><text:s/>3,733,782 <text:s/></text:p>
          </table:table-cell>
          <table:table-cell table:style-name="ce27" office:value-type="float" office:value="26305229.32" calcext:value-type="float">
            <text:p><text:s/>26,305,229 <text:s/></text:p>
          </table:table-cell>
          <table:table-cell table:style-name="ce27" office:value-type="float" office:value="4255693.977" calcext:value-type="float">
            <text:p><text:s/>4,255,694 <text:s/></text:p>
          </table:table-cell>
          <table:table-cell table:style-name="ce27" office:value-type="float" office:value="4523838.137" calcext:value-type="float">
            <text:p><text:s/>4,523,838 <text:s/></text:p>
          </table:table-cell>
          <table:table-cell table:style-name="ce27" office:value-type="float" office:value="14367845.408" calcext:value-type="float">
            <text:p><text:s/>14,367,845 <text:s/></text:p>
          </table:table-cell>
          <table:table-cell table:style-name="ce27" office:value-type="float" office:value="5676115.563" calcext:value-type="float">
            <text:p><text:s/>5,676,116 <text:s/></text:p>
          </table:table-cell>
          <table:table-cell table:style-name="ce27" office:value-type="float" office:value="23061274.635" calcext:value-type="float">
            <text:p><text:s/>23,061,275 <text:s/></text:p>
          </table:table-cell>
          <table:table-cell table:style-name="ce32" office:value-type="float" office:value="16587187.87" calcext:value-type="float">
            <text:p><text:s/>16,587,188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1"/>
          <table:table-cell table:style-name="ce16"/>
          <table:table-cell table:style-name="ce21" office:value-type="float" office:value="109492680.77" calcext:value-type="float">
            <text:p><text:s/>109,492,681 <text:s/></text:p>
          </table:table-cell>
          <table:table-cell table:style-name="ce27" office:value-type="float" office:value="7293657.032" calcext:value-type="float">
            <text:p><text:s/>7,293,657 <text:s/></text:p>
          </table:table-cell>
          <table:table-cell table:style-name="ce27" office:value-type="float" office:value="3627497.776" calcext:value-type="float">
            <text:p><text:s/>3,627,498 <text:s/></text:p>
          </table:table-cell>
          <table:table-cell table:style-name="ce27" office:value-type="float" office:value="26234528.459" calcext:value-type="float">
            <text:p><text:s/>26,234,528 <text:s/></text:p>
          </table:table-cell>
          <table:table-cell table:style-name="ce27" office:value-type="float" office:value="4214966.371" calcext:value-type="float">
            <text:p><text:s/>4,214,966 <text:s/></text:p>
          </table:table-cell>
          <table:table-cell table:style-name="ce27" office:value-type="float" office:value="4909892.302" calcext:value-type="float">
            <text:p><text:s/>4,909,892 <text:s/></text:p>
          </table:table-cell>
          <table:table-cell table:style-name="ce27" office:value-type="float" office:value="14132731.083" calcext:value-type="float">
            <text:p><text:s/>14,132,731 <text:s/></text:p>
          </table:table-cell>
          <table:table-cell table:style-name="ce27" office:value-type="float" office:value="5730061.842" calcext:value-type="float">
            <text:p><text:s/>5,730,062 <text:s/></text:p>
          </table:table-cell>
          <table:table-cell table:style-name="ce27" office:value-type="float" office:value="26565347.366" calcext:value-type="float">
            <text:p><text:s/>26,565,347 <text:s/></text:p>
          </table:table-cell>
          <table:table-cell table:style-name="ce32" office:value-type="float" office:value="16783998.539" calcext:value-type="float">
            <text:p><text:s/>16,783,999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1"/>
          <table:table-cell table:style-name="ce16"/>
          <table:table-cell table:style-name="ce21" office:value-type="float" office:value="114501084.791" calcext:value-type="float">
            <text:p><text:s/>114,501,085 <text:s/></text:p>
          </table:table-cell>
          <table:table-cell table:style-name="ce27" office:value-type="float" office:value="7066541.856" calcext:value-type="float">
            <text:p><text:s/>7,066,542 <text:s/></text:p>
          </table:table-cell>
          <table:table-cell table:style-name="ce27" office:value-type="float" office:value="3679740.922" calcext:value-type="float">
            <text:p><text:s/>3,679,741 <text:s/></text:p>
          </table:table-cell>
          <table:table-cell table:style-name="ce27" office:value-type="float" office:value="27193310.911" calcext:value-type="float">
            <text:p><text:s/>27,193,311 <text:s/></text:p>
          </table:table-cell>
          <table:table-cell table:style-name="ce27" office:value-type="float" office:value="4346002.436" calcext:value-type="float">
            <text:p><text:s/>4,346,002 <text:s/></text:p>
          </table:table-cell>
          <table:table-cell table:style-name="ce27" office:value-type="float" office:value="5216425.974" calcext:value-type="float">
            <text:p><text:s/>5,216,426 <text:s/></text:p>
          </table:table-cell>
          <table:table-cell table:style-name="ce27" office:value-type="float" office:value="14915250.743" calcext:value-type="float">
            <text:p><text:s/>14,915,251 <text:s/></text:p>
          </table:table-cell>
          <table:table-cell table:style-name="ce27" office:value-type="float" office:value="5891350.812" calcext:value-type="float">
            <text:p><text:s/>5,891,351 <text:s/></text:p>
          </table:table-cell>
          <table:table-cell table:style-name="ce27" office:value-type="float" office:value="28923692.262" calcext:value-type="float">
            <text:p><text:s/>28,923,692 <text:s/></text:p>
          </table:table-cell>
          <table:table-cell table:style-name="ce32" office:value-type="float" office:value="17268768.875" calcext:value-type="float">
            <text:p><text:s/>17,268,769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1"/>
          <table:table-cell table:style-name="ce16"/>
          <table:table-cell table:style-name="ce21" office:value-type="float" office:value="120418581.014" calcext:value-type="float">
            <text:p><text:s/>120,418,581 <text:s/></text:p>
          </table:table-cell>
          <table:table-cell table:style-name="ce27" office:value-type="float" office:value="6859084.846" calcext:value-type="float">
            <text:p><text:s/>6,859,085 <text:s/></text:p>
          </table:table-cell>
          <table:table-cell table:style-name="ce27" office:value-type="float" office:value="3658157.638" calcext:value-type="float">
            <text:p><text:s/>3,658,158 <text:s/></text:p>
          </table:table-cell>
          <table:table-cell table:style-name="ce27" office:value-type="float" office:value="29513935.866" calcext:value-type="float">
            <text:p><text:s/>29,513,936 <text:s/></text:p>
          </table:table-cell>
          <table:table-cell table:style-name="ce27" office:value-type="float" office:value="4599145.426" calcext:value-type="float">
            <text:p><text:s/>4,599,145 <text:s/></text:p>
          </table:table-cell>
          <table:table-cell table:style-name="ce27" office:value-type="float" office:value="5240622.657" calcext:value-type="float">
            <text:p><text:s/>5,240,623 <text:s/></text:p>
          </table:table-cell>
          <table:table-cell table:style-name="ce27" office:value-type="float" office:value="15343053.197" calcext:value-type="float">
            <text:p><text:s/>15,343,053 <text:s/></text:p>
          </table:table-cell>
          <table:table-cell table:style-name="ce27" office:value-type="float" office:value="6054367.951" calcext:value-type="float">
            <text:p><text:s/>6,054,368 <text:s/></text:p>
          </table:table-cell>
          <table:table-cell table:style-name="ce27" office:value-type="float" office:value="31352073.662" calcext:value-type="float">
            <text:p><text:s/>31,352,074 <text:s/></text:p>
          </table:table-cell>
          <table:table-cell table:style-name="ce32" office:value-type="float" office:value="17798139.771" calcext:value-type="float">
            <text:p><text:s/>17,798,140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1"/>
          <table:table-cell table:style-name="ce16"/>
          <table:table-cell table:style-name="ce21" office:value-type="float" office:value="118114146.148" calcext:value-type="float">
            <text:p><text:s/>118,114,146 <text:s/></text:p>
          </table:table-cell>
          <table:table-cell table:style-name="ce27" office:value-type="float" office:value="6209066.831" calcext:value-type="float">
            <text:p><text:s/>6,209,067 <text:s/></text:p>
          </table:table-cell>
          <table:table-cell table:style-name="ce27" office:value-type="float" office:value="3399839.049" calcext:value-type="float">
            <text:p><text:s/>3,399,839 <text:s/></text:p>
          </table:table-cell>
          <table:table-cell table:style-name="ce27" office:value-type="float" office:value="27592561.871" calcext:value-type="float">
            <text:p><text:s/>27,592,562 <text:s/></text:p>
          </table:table-cell>
          <table:table-cell table:style-name="ce27" office:value-type="float" office:value="4439333.777" calcext:value-type="float">
            <text:p><text:s/>4,439,334 <text:s/></text:p>
          </table:table-cell>
          <table:table-cell table:style-name="ce27" office:value-type="float" office:value="5048031.739" calcext:value-type="float">
            <text:p><text:s/>5,048,032 <text:s/></text:p>
          </table:table-cell>
          <table:table-cell table:style-name="ce27" office:value-type="float" office:value="14676018.859" calcext:value-type="float">
            <text:p><text:s/>14,676,019 <text:s/></text:p>
          </table:table-cell>
          <table:table-cell table:style-name="ce27" office:value-type="float" office:value="5927117.835" calcext:value-type="float">
            <text:p><text:s/>5,927,118 <text:s/></text:p>
          </table:table-cell>
          <table:table-cell table:style-name="ce27" office:value-type="float" office:value="33143641.384" calcext:value-type="float">
            <text:p><text:s/>33,143,641 <text:s/></text:p>
          </table:table-cell>
          <table:table-cell table:style-name="ce32" office:value-type="float" office:value="17678534.803" calcext:value-type="float">
            <text:p><text:s/>17,678,535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1"/>
          <table:table-cell table:style-name="ce16"/>
          <table:table-cell table:style-name="ce21" office:value-type="float" office:value="110731692.905" calcext:value-type="float">
            <text:p><text:s/>110,731,693 <text:s/></text:p>
          </table:table-cell>
          <table:table-cell table:style-name="ce27" office:value-type="float" office:value="5551104.653" calcext:value-type="float">
            <text:p><text:s/>5,551,105 <text:s/></text:p>
          </table:table-cell>
          <table:table-cell table:style-name="ce27" office:value-type="float" office:value="3196673.038" calcext:value-type="float">
            <text:p><text:s/>3,196,673 <text:s/></text:p>
          </table:table-cell>
          <table:table-cell table:style-name="ce27" office:value-type="float" office:value="26924611.567" calcext:value-type="float">
            <text:p><text:s/>26,924,612 <text:s/></text:p>
          </table:table-cell>
          <table:table-cell table:style-name="ce27" office:value-type="float" office:value="4380314.96" calcext:value-type="float">
            <text:p><text:s/>4,380,315 <text:s/></text:p>
          </table:table-cell>
          <table:table-cell table:style-name="ce27" office:value-type="float" office:value="4531339.745" calcext:value-type="float">
            <text:p><text:s/>4,531,340 <text:s/></text:p>
          </table:table-cell>
          <table:table-cell table:style-name="ce27" office:value-type="float" office:value="12593814.014" calcext:value-type="float">
            <text:p><text:s/>12,593,814 <text:s/></text:p>
          </table:table-cell>
          <table:table-cell table:style-name="ce27" office:value-type="float" office:value="5125959.511" calcext:value-type="float">
            <text:p><text:s/>5,125,960 <text:s/></text:p>
          </table:table-cell>
          <table:table-cell table:style-name="ce27" office:value-type="float" office:value="31859733.883" calcext:value-type="float">
            <text:p><text:s/>31,859,734 <text:s/></text:p>
          </table:table-cell>
          <table:table-cell table:style-name="ce32" office:value-type="float" office:value="16568141.534" calcext:value-type="float">
            <text:p><text:s/>16,568,142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1"/>
          <table:table-cell table:style-name="ce16"/>
          <table:table-cell table:style-name="ce21" office:value-type="float" office:value="125247188.22" calcext:value-type="float">
            <text:p><text:s/>125,247,188 <text:s/></text:p>
          </table:table-cell>
          <table:table-cell table:style-name="ce27" office:value-type="float" office:value="6080652.731" calcext:value-type="float">
            <text:p><text:s/>6,080,653 <text:s/></text:p>
          </table:table-cell>
          <table:table-cell table:style-name="ce27" office:value-type="float" office:value="3337491.91" calcext:value-type="float">
            <text:p><text:s/>3,337,492 <text:s/></text:p>
          </table:table-cell>
          <table:table-cell table:style-name="ce27" office:value-type="float" office:value="28782514.151" calcext:value-type="float">
            <text:p><text:s/>28,782,514 <text:s/></text:p>
          </table:table-cell>
          <table:table-cell table:style-name="ce27" office:value-type="float" office:value="4991640.357" calcext:value-type="float">
            <text:p><text:s/>4,991,640 <text:s/></text:p>
          </table:table-cell>
          <table:table-cell table:style-name="ce27" office:value-type="float" office:value="5092095.128" calcext:value-type="float">
            <text:p><text:s/>5,092,095 <text:s/></text:p>
          </table:table-cell>
          <table:table-cell table:style-name="ce27" office:value-type="float" office:value="15989007.841" calcext:value-type="float">
            <text:p><text:s/>15,989,008 <text:s/></text:p>
          </table:table-cell>
          <table:table-cell table:style-name="ce27" office:value-type="float" office:value="6283536.421" calcext:value-type="float">
            <text:p><text:s/>6,283,536 <text:s/></text:p>
          </table:table-cell>
          <table:table-cell table:style-name="ce27" office:value-type="float" office:value="36208748.185" calcext:value-type="float">
            <text:p><text:s/>36,208,748 <text:s/></text:p>
          </table:table-cell>
          <table:table-cell table:style-name="ce32" office:value-type="float" office:value="18481501.496" calcext:value-type="float">
            <text:p><text:s/>18,481,501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1"/>
          <table:table-cell table:style-name="ce16"/>
          <table:table-cell table:style-name="ce21" office:value-type="float" office:value="128883142.199" calcext:value-type="float">
            <text:p><text:s/>128,883,142 <text:s/></text:p>
          </table:table-cell>
          <table:table-cell table:style-name="ce27" office:value-type="float" office:value="5873745.013" calcext:value-type="float">
            <text:p><text:s/>5,873,745 <text:s/></text:p>
          </table:table-cell>
          <table:table-cell table:style-name="ce27" office:value-type="float" office:value="3424463.581" calcext:value-type="float">
            <text:p><text:s/>3,424,464 <text:s/></text:p>
          </table:table-cell>
          <table:table-cell table:style-name="ce27" office:value-type="float" office:value="27706706.132" calcext:value-type="float">
            <text:p><text:s/>27,706,706 <text:s/></text:p>
          </table:table-cell>
          <table:table-cell table:style-name="ce27" office:value-type="float" office:value="4930394.813" calcext:value-type="float">
            <text:p><text:s/>4,930,395 <text:s/></text:p>
          </table:table-cell>
          <table:table-cell table:style-name="ce27" office:value-type="float" office:value="5696262.989" calcext:value-type="float">
            <text:p><text:s/>5,696,263 <text:s/></text:p>
          </table:table-cell>
          <table:table-cell table:style-name="ce27" office:value-type="float" office:value="16723787.991" calcext:value-type="float">
            <text:p><text:s/>16,723,788 <text:s/></text:p>
          </table:table-cell>
          <table:table-cell table:style-name="ce27" office:value-type="float" office:value="6565526.452" calcext:value-type="float">
            <text:p><text:s/>6,565,526 <text:s/></text:p>
          </table:table-cell>
          <table:table-cell table:style-name="ce27" office:value-type="float" office:value="38619239.025" calcext:value-type="float">
            <text:p><text:s/>38,619,239 <text:s/></text:p>
          </table:table-cell>
          <table:table-cell table:style-name="ce32" office:value-type="float" office:value="19343016.203" calcext:value-type="float">
            <text:p><text:s/>19,343,016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1"/>
          <table:table-cell table:style-name="ce16"/>
          <table:table-cell table:style-name="ce21" office:value-type="float" office:value="129521054.442" calcext:value-type="float">
            <text:p><text:s/>129,521,054 <text:s/></text:p>
          </table:table-cell>
          <table:table-cell table:style-name="ce27" office:value-type="float" office:value="5618013.05" calcext:value-type="float">
            <text:p><text:s/>5,618,013 <text:s/></text:p>
          </table:table-cell>
          <table:table-cell table:style-name="ce27" office:value-type="float" office:value="3440476.702" calcext:value-type="float">
            <text:p><text:s/>3,440,477 <text:s/></text:p>
          </table:table-cell>
          <table:table-cell table:style-name="ce27" office:value-type="float" office:value="28008040.123" calcext:value-type="float">
            <text:p><text:s/>28,008,040 <text:s/></text:p>
          </table:table-cell>
          <table:table-cell table:style-name="ce27" office:value-type="float" office:value="4952067.051" calcext:value-type="float">
            <text:p><text:s/>4,952,067 <text:s/></text:p>
          </table:table-cell>
          <table:table-cell table:style-name="ce27" office:value-type="float" office:value="5534264.833" calcext:value-type="float">
            <text:p><text:s/>5,534,265 <text:s/></text:p>
          </table:table-cell>
          <table:table-cell table:style-name="ce27" office:value-type="float" office:value="16148933.981" calcext:value-type="float">
            <text:p><text:s/>16,148,934 <text:s/></text:p>
          </table:table-cell>
          <table:table-cell table:style-name="ce27" office:value-type="float" office:value="6560958.485" calcext:value-type="float">
            <text:p><text:s/>6,560,958 <text:s/></text:p>
          </table:table-cell>
          <table:table-cell table:style-name="ce27" office:value-type="float" office:value="39817188.387" calcext:value-type="float">
            <text:p><text:s/>39,817,188 <text:s/></text:p>
          </table:table-cell>
          <table:table-cell table:style-name="ce32" office:value-type="float" office:value="19441111.83" calcext:value-type="float">
            <text:p><text:s/>19,441,112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1"/>
          <table:table-cell table:style-name="ce16"/>
          <table:table-cell table:style-name="ce21" office:value-type="float" office:value="133214926.17" calcext:value-type="float">
            <text:p><text:s/>133,214,926 <text:s/></text:p>
          </table:table-cell>
          <table:table-cell table:style-name="ce27" office:value-type="float" office:value="5563142.595" calcext:value-type="float">
            <text:p><text:s/>5,563,143 <text:s/></text:p>
          </table:table-cell>
          <table:table-cell table:style-name="ce27" office:value-type="float" office:value="3406430.606" calcext:value-type="float">
            <text:p><text:s/>3,406,431 <text:s/></text:p>
          </table:table-cell>
          <table:table-cell table:style-name="ce27" office:value-type="float" office:value="28710515.582" calcext:value-type="float">
            <text:p><text:s/>28,710,516 <text:s/></text:p>
          </table:table-cell>
          <table:table-cell table:style-name="ce27" office:value-type="float" office:value="5048439.067" calcext:value-type="float">
            <text:p><text:s/>5,048,439 <text:s/></text:p>
          </table:table-cell>
          <table:table-cell table:style-name="ce27" office:value-type="float" office:value="5748394.981" calcext:value-type="float">
            <text:p><text:s/>5,748,395 <text:s/></text:p>
          </table:table-cell>
          <table:table-cell table:style-name="ce27" office:value-type="float" office:value="16180107.28" calcext:value-type="float">
            <text:p><text:s/>16,180,107 <text:s/></text:p>
          </table:table-cell>
          <table:table-cell table:style-name="ce27" office:value-type="float" office:value="6754042.653" calcext:value-type="float">
            <text:p><text:s/>6,754,043 <text:s/></text:p>
          </table:table-cell>
          <table:table-cell table:style-name="ce27" office:value-type="float" office:value="42102696.027" calcext:value-type="float">
            <text:p><text:s/>42,102,696 <text:s/></text:p>
          </table:table-cell>
          <table:table-cell table:style-name="ce32" office:value-type="float" office:value="19701157.379" calcext:value-type="float">
            <text:p><text:s/>19,701,157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1"/>
          <table:table-cell table:style-name="ce16"/>
          <table:table-cell table:style-name="ce21" office:value-type="float" office:value="136414562.712" calcext:value-type="float">
            <text:p><text:s/>136,414,563 <text:s/></text:p>
          </table:table-cell>
          <table:table-cell table:style-name="ce27" office:value-type="float" office:value="5496384.199" calcext:value-type="float">
            <text:p><text:s/>5,496,384 <text:s/></text:p>
          </table:table-cell>
          <table:table-cell table:style-name="ce27" office:value-type="float" office:value="3515791.292" calcext:value-type="float">
            <text:p><text:s/>3,515,791 <text:s/></text:p>
          </table:table-cell>
          <table:table-cell table:style-name="ce27" office:value-type="float" office:value="28321292.922" calcext:value-type="float">
            <text:p><text:s/>28,321,293 <text:s/></text:p>
          </table:table-cell>
          <table:table-cell table:style-name="ce27" office:value-type="float" office:value="5116473.563" calcext:value-type="float">
            <text:p><text:s/>5,116,474 <text:s/></text:p>
          </table:table-cell>
          <table:table-cell table:style-name="ce27" office:value-type="float" office:value="5742673.537" calcext:value-type="float">
            <text:p><text:s/>5,742,674 <text:s/></text:p>
          </table:table-cell>
          <table:table-cell table:style-name="ce27" office:value-type="float" office:value="17120646.626" calcext:value-type="float">
            <text:p><text:s/>17,120,647 <text:s/></text:p>
          </table:table-cell>
          <table:table-cell table:style-name="ce27" office:value-type="float" office:value="7066044.543" calcext:value-type="float">
            <text:p><text:s/>7,066,045 <text:s/></text:p>
          </table:table-cell>
          <table:table-cell table:style-name="ce27" office:value-type="float" office:value="43941993.929" calcext:value-type="float">
            <text:p><text:s/>43,941,994 <text:s/></text:p>
          </table:table-cell>
          <table:table-cell table:style-name="ce32" office:value-type="float" office:value="20093262.101" calcext:value-type="float">
            <text:p><text:s/>20,093,262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1"/>
          <table:table-cell table:style-name="ce16"/>
          <table:table-cell table:style-name="ce21" office:value-type="float" office:value="134700495.904" calcext:value-type="float">
            <text:p><text:s/>134,700,496 <text:s/></text:p>
          </table:table-cell>
          <table:table-cell table:style-name="ce27" office:value-type="float" office:value="5384089.911" calcext:value-type="float">
            <text:p><text:s/>5,384,090 <text:s/></text:p>
          </table:table-cell>
          <table:table-cell table:style-name="ce27" office:value-type="float" office:value="3269420.551" calcext:value-type="float">
            <text:p><text:s/>3,269,421 <text:s/></text:p>
          </table:table-cell>
          <table:table-cell table:style-name="ce27" office:value-type="float" office:value="27267532.454" calcext:value-type="float">
            <text:p><text:s/>27,267,532 <text:s/></text:p>
          </table:table-cell>
          <table:table-cell table:style-name="ce27" office:value-type="float" office:value="5020230.425" calcext:value-type="float">
            <text:p><text:s/>5,020,230 <text:s/></text:p>
          </table:table-cell>
          <table:table-cell table:style-name="ce27" office:value-type="float" office:value="5560876.211" calcext:value-type="float">
            <text:p><text:s/>5,560,876 <text:s/></text:p>
          </table:table-cell>
          <table:table-cell table:style-name="ce27" office:value-type="float" office:value="16075502.893" calcext:value-type="float">
            <text:p><text:s/>16,075,503 <text:s/></text:p>
          </table:table-cell>
          <table:table-cell table:style-name="ce27" office:value-type="float" office:value="7038333.76" calcext:value-type="float">
            <text:p><text:s/>7,038,334 <text:s/></text:p>
          </table:table-cell>
          <table:table-cell table:style-name="ce27" office:value-type="float" office:value="44952270.774" calcext:value-type="float">
            <text:p><text:s/>44,952,271 <text:s/></text:p>
          </table:table-cell>
          <table:table-cell table:style-name="ce32" office:value-type="float" office:value="20132238.925" calcext:value-type="float">
            <text:p><text:s/>20,132,239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1"/>
          <table:table-cell table:style-name="ce16"/>
          <table:table-cell table:style-name="ce21" office:value-type="float" office:value="136890071.513" calcext:value-type="float">
            <text:p><text:s/>136,890,072 <text:s/></text:p>
          </table:table-cell>
          <table:table-cell table:style-name="ce27" office:value-type="float" office:value="5136495.967" calcext:value-type="float">
            <text:p><text:s/>5,136,496 <text:s/></text:p>
          </table:table-cell>
          <table:table-cell table:style-name="ce27" office:value-type="float" office:value="3263402.961" calcext:value-type="float">
            <text:p><text:s/>3,263,403 <text:s/></text:p>
          </table:table-cell>
          <table:table-cell table:style-name="ce27" office:value-type="float" office:value="27046552.523" calcext:value-type="float">
            <text:p><text:s/>27,046,553 <text:s/></text:p>
          </table:table-cell>
          <table:table-cell table:style-name="ce27" office:value-type="float" office:value="5069880.985" calcext:value-type="float">
            <text:p><text:s/>5,069,881 <text:s/></text:p>
          </table:table-cell>
          <table:table-cell table:style-name="ce27" office:value-type="float" office:value="5335743.19" calcext:value-type="float">
            <text:p><text:s/>5,335,743 <text:s/></text:p>
          </table:table-cell>
          <table:table-cell table:style-name="ce27" office:value-type="float" office:value="16357625.921" calcext:value-type="float">
            <text:p><text:s/>16,357,626 <text:s/></text:p>
          </table:table-cell>
          <table:table-cell table:style-name="ce27" office:value-type="float" office:value="7180438.863" calcext:value-type="float">
            <text:p><text:s/>7,180,439 <text:s/></text:p>
          </table:table-cell>
          <table:table-cell table:style-name="ce27" office:value-type="float" office:value="46869682.483" calcext:value-type="float">
            <text:p><text:s/>46,869,682 <text:s/></text:p>
          </table:table-cell>
          <table:table-cell table:style-name="ce32" office:value-type="float" office:value="20630248.62" calcext:value-type="float">
            <text:p><text:s/>20,630,249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1"/>
          <table:table-cell table:style-name="ce16"/>
          <table:table-cell table:style-name="ce21" office:value-type="float" office:value="141111590.672" calcext:value-type="float">
            <text:p><text:s/>141,111,591 <text:s/></text:p>
          </table:table-cell>
          <table:table-cell table:style-name="ce27" office:value-type="float" office:value="4923712.701" calcext:value-type="float">
            <text:p><text:s/>4,923,713 <text:s/></text:p>
          </table:table-cell>
          <table:table-cell table:style-name="ce27" office:value-type="float" office:value="3390938.356" calcext:value-type="float">
            <text:p><text:s/>3,390,938 <text:s/></text:p>
          </table:table-cell>
          <table:table-cell table:style-name="ce27" office:value-type="float" office:value="27576197.433" calcext:value-type="float">
            <text:p><text:s/>27,576,197 <text:s/></text:p>
          </table:table-cell>
          <table:table-cell table:style-name="ce27" office:value-type="float" office:value="5111909.795" calcext:value-type="float">
            <text:p><text:s/>5,111,910 <text:s/></text:p>
          </table:table-cell>
          <table:table-cell table:style-name="ce27" office:value-type="float" office:value="5345595.916" calcext:value-type="float">
            <text:p><text:s/>5,345,596 <text:s/></text:p>
          </table:table-cell>
          <table:table-cell table:style-name="ce27" office:value-type="float" office:value="16866317.788" calcext:value-type="float">
            <text:p><text:s/>16,866,318 <text:s/></text:p>
          </table:table-cell>
          <table:table-cell table:style-name="ce27" office:value-type="float" office:value="7511340.678" calcext:value-type="float">
            <text:p><text:s/>7,511,341 <text:s/></text:p>
          </table:table-cell>
          <table:table-cell table:style-name="ce27" office:value-type="float" office:value="49019864.193" calcext:value-type="float">
            <text:p><text:s/>49,019,864 <text:s/></text:p>
          </table:table-cell>
          <table:table-cell table:style-name="ce32" office:value-type="float" office:value="21365713.812" calcext:value-type="float">
            <text:p><text:s/>21,365,714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1"/>
          <table:table-cell table:style-name="ce16"/>
          <table:table-cell table:style-name="ce21" office:value-type="float" office:value="148961269.831" calcext:value-type="float">
            <text:p><text:s/>148,961,270 <text:s/></text:p>
          </table:table-cell>
          <table:table-cell table:style-name="ce27" office:value-type="float" office:value="6164496.874" calcext:value-type="float">
            <text:p><text:s/>6,164,497 <text:s/></text:p>
          </table:table-cell>
          <table:table-cell table:style-name="ce27" office:value-type="float" office:value="3614622.836" calcext:value-type="float">
            <text:p><text:s/>3,614,623 <text:s/></text:p>
          </table:table-cell>
          <table:table-cell table:style-name="ce27" office:value-type="float" office:value="32201088.384" calcext:value-type="float">
            <text:p><text:s/>32,201,088 <text:s/></text:p>
          </table:table-cell>
          <table:table-cell table:style-name="ce27" office:value-type="float" office:value="5376494.26" calcext:value-type="float">
            <text:p><text:s/>5,376,494 <text:s/></text:p>
          </table:table-cell>
          <table:table-cell table:style-name="ce27" office:value-type="float" office:value="5763295.539" calcext:value-type="float">
            <text:p><text:s/>5,763,296 <text:s/></text:p>
          </table:table-cell>
          <table:table-cell table:style-name="ce27" office:value-type="float" office:value="19404227.669" calcext:value-type="float">
            <text:p><text:s/>19,404,228 <text:s/></text:p>
          </table:table-cell>
          <table:table-cell table:style-name="ce27" office:value-type="float" office:value="6925910.635" calcext:value-type="float">
            <text:p><text:s/>6,925,911 <text:s/></text:p>
          </table:table-cell>
          <table:table-cell table:style-name="ce27" office:value-type="float" office:value="51117316.038" calcext:value-type="float">
            <text:p><text:s/>51,117,316 <text:s/></text:p>
          </table:table-cell>
          <table:table-cell table:style-name="ce32" office:value-type="float" office:value="18393817.596" calcext:value-type="float">
            <text:p><text:s/>18,393,818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1"/>
          <table:table-cell table:style-name="ce16"/>
          <table:table-cell table:style-name="ce21" office:value-type="float" office:value="147675110.483" calcext:value-type="float">
            <text:p><text:s/>147,675,110 <text:s/></text:p>
          </table:table-cell>
          <table:table-cell table:style-name="ce27" office:value-type="float" office:value="5788026.675" calcext:value-type="float">
            <text:p><text:s/>5,788,027 <text:s/></text:p>
          </table:table-cell>
          <table:table-cell table:style-name="ce27" office:value-type="float" office:value="3589842.623" calcext:value-type="float">
            <text:p><text:s/>3,589,843 <text:s/></text:p>
          </table:table-cell>
          <table:table-cell table:style-name="ce27" office:value-type="float" office:value="31496227.231" calcext:value-type="float">
            <text:p><text:s/>31,496,227 <text:s/></text:p>
          </table:table-cell>
          <table:table-cell table:style-name="ce27" office:value-type="float" office:value="5362794.11" calcext:value-type="float">
            <text:p><text:s/>5,362,794 <text:s/></text:p>
          </table:table-cell>
          <table:table-cell table:style-name="ce27" office:value-type="float" office:value="5752802.088" calcext:value-type="float">
            <text:p><text:s/>5,752,802 <text:s/></text:p>
          </table:table-cell>
          <table:table-cell table:style-name="ce27" office:value-type="float" office:value="18456274.356" calcext:value-type="float">
            <text:p><text:s/>18,456,274 <text:s/></text:p>
          </table:table-cell>
          <table:table-cell table:style-name="ce27" office:value-type="float" office:value="6627908.114" calcext:value-type="float">
            <text:p><text:s/>6,627,908 <text:s/></text:p>
          </table:table-cell>
          <table:table-cell table:style-name="ce27" office:value-type="float" office:value="51736456.326" calcext:value-type="float">
            <text:p><text:s/>51,736,456 <text:s/></text:p>
          </table:table-cell>
          <table:table-cell table:style-name="ce32" office:value-type="float" office:value="18864778.96" calcext:value-type="float">
            <text:p><text:s/>18,864,77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/>
          <table:table-cell table:style-name="ce16"/>
          <table:table-cell table:style-name="ce21"/>
          <table:table-cell table:style-name="ce27" table:number-columns-repeated="8"/>
          <table:table-cell table:style-name="ce32"/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1" office:value-type="string" calcext:value-type="string">
            <text:p><text:s/>1月</text:p>
          </table:table-cell>
          <table:table-cell table:style-name="ce16"/>
          <table:table-cell table:style-name="ce21" office:value-type="float" office:value="11687802.611" calcext:value-type="float">
            <text:p><text:s/>11,687,803 <text:s/></text:p>
          </table:table-cell>
          <table:table-cell table:style-name="ce27" office:value-type="float" office:value="400971.986" calcext:value-type="float">
            <text:p><text:s/>400,972 <text:s/></text:p>
          </table:table-cell>
          <table:table-cell table:style-name="ce27" office:value-type="float" office:value="289124.245" calcext:value-type="float">
            <text:p><text:s/>289,124 <text:s/></text:p>
          </table:table-cell>
          <table:table-cell table:style-name="ce27" office:value-type="float" office:value="2640606.673" calcext:value-type="float">
            <text:p><text:s/>2,640,607 <text:s/></text:p>
          </table:table-cell>
          <table:table-cell table:style-name="ce27" office:value-type="float" office:value="388671.023" calcext:value-type="float">
            <text:p><text:s/>388,671 <text:s/></text:p>
          </table:table-cell>
          <table:table-cell table:style-name="ce27" office:value-type="float" office:value="444568.542" calcext:value-type="float">
            <text:p><text:s/>444,569 <text:s/></text:p>
          </table:table-cell>
          <table:table-cell table:style-name="ce27" office:value-type="float" office:value="1454483.197" calcext:value-type="float">
            <text:p><text:s/>1,454,483 <text:s/></text:p>
          </table:table-cell>
          <table:table-cell table:style-name="ce27" office:value-type="float" office:value="462546.682" calcext:value-type="float">
            <text:p><text:s/>462,547 <text:s/></text:p>
          </table:table-cell>
          <table:table-cell table:style-name="ce27" office:value-type="float" office:value="4231646.109" calcext:value-type="float">
            <text:p><text:s/>4,231,646 <text:s/></text:p>
          </table:table-cell>
          <table:table-cell table:style-name="ce32" office:value-type="float" office:value="1375184.154" calcext:value-type="float">
            <text:p><text:s/>1,375,184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6"/>
          <table:table-cell table:style-name="ce21" office:value-type="float" office:value="11542577.876" calcext:value-type="float">
            <text:p><text:s/>11,542,578 <text:s/></text:p>
          </table:table-cell>
          <table:table-cell table:style-name="ce27" office:value-type="float" office:value="425440.054" calcext:value-type="float">
            <text:p><text:s/>425,440 <text:s/></text:p>
          </table:table-cell>
          <table:table-cell table:style-name="ce27" office:value-type="float" office:value="274928.801" calcext:value-type="float">
            <text:p><text:s/>274,929 <text:s/></text:p>
          </table:table-cell>
          <table:table-cell table:style-name="ce27" office:value-type="float" office:value="2410447.68" calcext:value-type="float">
            <text:p><text:s/>2,410,448 <text:s/></text:p>
          </table:table-cell>
          <table:table-cell table:style-name="ce27" office:value-type="float" office:value="422561.405" calcext:value-type="float">
            <text:p><text:s/>422,561 <text:s/></text:p>
          </table:table-cell>
          <table:table-cell table:style-name="ce27" office:value-type="float" office:value="447814.129" calcext:value-type="float">
            <text:p><text:s/>447,814 <text:s/></text:p>
          </table:table-cell>
          <table:table-cell table:style-name="ce27" office:value-type="float" office:value="1507095.116" calcext:value-type="float">
            <text:p><text:s/>1,507,095 <text:s/></text:p>
          </table:table-cell>
          <table:table-cell table:style-name="ce27" office:value-type="float" office:value="506604.307" calcext:value-type="float">
            <text:p><text:s/>506,604 <text:s/></text:p>
          </table:table-cell>
          <table:table-cell table:style-name="ce27" office:value-type="float" office:value="4103032.32" calcext:value-type="float">
            <text:p><text:s/>4,103,032 <text:s/></text:p>
          </table:table-cell>
          <table:table-cell table:style-name="ce32" office:value-type="float" office:value="1444654.064" calcext:value-type="float">
            <text:p><text:s/>1,444,654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6"/>
          <table:table-cell table:style-name="ce21" office:value-type="float" office:value="12422387.795" calcext:value-type="float">
            <text:p><text:s/>12,422,388 <text:s/></text:p>
          </table:table-cell>
          <table:table-cell table:style-name="ce27" office:value-type="float" office:value="460729.06" calcext:value-type="float">
            <text:p><text:s/>460,729 <text:s/></text:p>
          </table:table-cell>
          <table:table-cell table:style-name="ce27" office:value-type="float" office:value="313972.376" calcext:value-type="float">
            <text:p><text:s/>313,972 <text:s/></text:p>
          </table:table-cell>
          <table:table-cell table:style-name="ce27" office:value-type="float" office:value="2499940.554" calcext:value-type="float">
            <text:p><text:s/>2,499,941 <text:s/></text:p>
          </table:table-cell>
          <table:table-cell table:style-name="ce27" office:value-type="float" office:value="444064.815" calcext:value-type="float">
            <text:p><text:s/>444,065 <text:s/></text:p>
          </table:table-cell>
          <table:table-cell table:style-name="ce27" office:value-type="float" office:value="490032.679" calcext:value-type="float">
            <text:p><text:s/>490,033 <text:s/></text:p>
          </table:table-cell>
          <table:table-cell table:style-name="ce27" office:value-type="float" office:value="1619076.617" calcext:value-type="float">
            <text:p><text:s/>1,619,077 <text:s/></text:p>
          </table:table-cell>
          <table:table-cell table:style-name="ce27" office:value-type="float" office:value="563115.89" calcext:value-type="float">
            <text:p><text:s/>563,116 <text:s/></text:p>
          </table:table-cell>
          <table:table-cell table:style-name="ce27" office:value-type="float" office:value="4477828.876" calcext:value-type="float">
            <text:p><text:s/>4,477,829 <text:s/></text:p>
          </table:table-cell>
          <table:table-cell table:style-name="ce32" office:value-type="float" office:value="1553626.928" calcext:value-type="float">
            <text:p><text:s/>1,553,627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6"/>
          <table:table-cell table:style-name="ce21" office:value-type="float" office:value="11792851.817" calcext:value-type="float">
            <text:p><text:s/>11,792,852 <text:s/></text:p>
          </table:table-cell>
          <table:table-cell table:style-name="ce27" office:value-type="float" office:value="344894.238" calcext:value-type="float">
            <text:p><text:s/>344,894 <text:s/></text:p>
          </table:table-cell>
          <table:table-cell table:style-name="ce27" office:value-type="float" office:value="305410.75" calcext:value-type="float">
            <text:p><text:s/>305,411 <text:s/></text:p>
          </table:table-cell>
          <table:table-cell table:style-name="ce27" office:value-type="float" office:value="2377514.865" calcext:value-type="float">
            <text:p><text:s/>2,377,515 <text:s/></text:p>
          </table:table-cell>
          <table:table-cell table:style-name="ce27" office:value-type="float" office:value="429534.691" calcext:value-type="float">
            <text:p><text:s/>429,535 <text:s/></text:p>
          </table:table-cell>
          <table:table-cell table:style-name="ce27" office:value-type="float" office:value="464200.477" calcext:value-type="float">
            <text:p><text:s/>464,200 <text:s/></text:p>
          </table:table-cell>
          <table:table-cell table:style-name="ce27" office:value-type="float" office:value="1499062.28" calcext:value-type="float">
            <text:p><text:s/>1,499,062 <text:s/></text:p>
          </table:table-cell>
          <table:table-cell table:style-name="ce27" office:value-type="float" office:value="538286.081" calcext:value-type="float">
            <text:p><text:s/>538,286 <text:s/></text:p>
          </table:table-cell>
          <table:table-cell table:style-name="ce27" office:value-type="float" office:value="4353921.99" calcext:value-type="float">
            <text:p><text:s/>4,353,922 <text:s/></text:p>
          </table:table-cell>
          <table:table-cell table:style-name="ce32" office:value-type="float" office:value="1480026.445" calcext:value-type="float">
            <text:p><text:s/>1,480,026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6"/>
          <table:table-cell table:style-name="ce21" office:value-type="float" office:value="12531684.197" calcext:value-type="float">
            <text:p><text:s/>12,531,684 <text:s/></text:p>
          </table:table-cell>
          <table:table-cell table:style-name="ce27" office:value-type="float" office:value="341496.797" calcext:value-type="float">
            <text:p><text:s/>341,497 <text:s/></text:p>
          </table:table-cell>
          <table:table-cell table:style-name="ce27" office:value-type="float" office:value="305339.485" calcext:value-type="float">
            <text:p><text:s/>305,339 <text:s/></text:p>
          </table:table-cell>
          <table:table-cell table:style-name="ce27" office:value-type="float" office:value="2590166.629" calcext:value-type="float">
            <text:p><text:s/>2,590,167 <text:s/></text:p>
          </table:table-cell>
          <table:table-cell table:style-name="ce27" office:value-type="float" office:value="435868.131" calcext:value-type="float">
            <text:p><text:s/>435,868 <text:s/></text:p>
          </table:table-cell>
          <table:table-cell table:style-name="ce27" office:value-type="float" office:value="490801.953" calcext:value-type="float">
            <text:p><text:s/>490,802 <text:s/></text:p>
          </table:table-cell>
          <table:table-cell table:style-name="ce27" office:value-type="float" office:value="1508743.159" calcext:value-type="float">
            <text:p><text:s/>1,508,743 <text:s/></text:p>
          </table:table-cell>
          <table:table-cell table:style-name="ce27" office:value-type="float" office:value="529915.601" calcext:value-type="float">
            <text:p><text:s/>529,916 <text:s/></text:p>
          </table:table-cell>
          <table:table-cell table:style-name="ce27" office:value-type="float" office:value="4756677.365" calcext:value-type="float">
            <text:p><text:s/>4,756,677 <text:s/></text:p>
          </table:table-cell>
          <table:table-cell table:style-name="ce32" office:value-type="float" office:value="1572675.077" calcext:value-type="float">
            <text:p><text:s/>1,572,675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6"/>
          <table:table-cell table:style-name="ce21" office:value-type="float" office:value="12575053.279" calcext:value-type="float">
            <text:p><text:s/>12,575,053 <text:s/></text:p>
          </table:table-cell>
          <table:table-cell table:style-name="ce27" office:value-type="float" office:value="352705.829" calcext:value-type="float">
            <text:p><text:s/>352,706 <text:s/></text:p>
          </table:table-cell>
          <table:table-cell table:style-name="ce27" office:value-type="float" office:value="292031.271" calcext:value-type="float">
            <text:p><text:s/>292,031 <text:s/></text:p>
          </table:table-cell>
          <table:table-cell table:style-name="ce27" office:value-type="float" office:value="2633965.507" calcext:value-type="float">
            <text:p><text:s/>2,633,966 <text:s/></text:p>
          </table:table-cell>
          <table:table-cell table:style-name="ce27" office:value-type="float" office:value="443047.95" calcext:value-type="float">
            <text:p><text:s/>443,048 <text:s/></text:p>
          </table:table-cell>
          <table:table-cell table:style-name="ce27" office:value-type="float" office:value="487679.317" calcext:value-type="float">
            <text:p><text:s/>487,679 <text:s/></text:p>
          </table:table-cell>
          <table:table-cell table:style-name="ce27" office:value-type="float" office:value="1482004.522" calcext:value-type="float">
            <text:p><text:s/>1,482,005 <text:s/></text:p>
          </table:table-cell>
          <table:table-cell table:style-name="ce27" office:value-type="float" office:value="528523.807" calcext:value-type="float">
            <text:p><text:s/>528,524 <text:s/></text:p>
          </table:table-cell>
          <table:table-cell table:style-name="ce27" office:value-type="float" office:value="4721765.618" calcext:value-type="float">
            <text:p><text:s/>4,721,766 <text:s/></text:p>
          </table:table-cell>
          <table:table-cell table:style-name="ce32" office:value-type="float" office:value="1633329.458" calcext:value-type="float">
            <text:p><text:s/>1,633,32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6"/>
          <table:table-cell table:style-name="ce21" office:value-type="float" office:value="13292981.165" calcext:value-type="float">
            <text:p><text:s/>13,292,981 <text:s/></text:p>
          </table:table-cell>
          <table:table-cell table:style-name="ce27" office:value-type="float" office:value="399144.683" calcext:value-type="float">
            <text:p><text:s/>399,145 <text:s/></text:p>
          </table:table-cell>
          <table:table-cell table:style-name="ce27" office:value-type="float" office:value="316417.093" calcext:value-type="float">
            <text:p><text:s/>316,417 <text:s/></text:p>
          </table:table-cell>
          <table:table-cell table:style-name="ce27" office:value-type="float" office:value="2724455.501" calcext:value-type="float">
            <text:p><text:s/>2,724,456 <text:s/></text:p>
          </table:table-cell>
          <table:table-cell table:style-name="ce27" office:value-type="float" office:value="489974.503" calcext:value-type="float">
            <text:p><text:s/>489,975 <text:s/></text:p>
          </table:table-cell>
          <table:table-cell table:style-name="ce27" office:value-type="float" office:value="493458.341" calcext:value-type="float">
            <text:p><text:s/>493,458 <text:s/></text:p>
          </table:table-cell>
          <table:table-cell table:style-name="ce27" office:value-type="float" office:value="1448192.041" calcext:value-type="float">
            <text:p><text:s/>1,448,192 <text:s/></text:p>
          </table:table-cell>
          <table:table-cell table:style-name="ce27" office:value-type="float" office:value="589804.136" calcext:value-type="float">
            <text:p><text:s/>589,804 <text:s/></text:p>
          </table:table-cell>
          <table:table-cell table:style-name="ce27" office:value-type="float" office:value="4994202.966" calcext:value-type="float">
            <text:p><text:s/>4,994,203 <text:s/></text:p>
          </table:table-cell>
          <table:table-cell table:style-name="ce32" office:value-type="float" office:value="1837331.901" calcext:value-type="float">
            <text:p><text:s/>1,837,332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6"/>
          <table:table-cell table:style-name="ce21" office:value-type="float" office:value="13106618.09" calcext:value-type="float">
            <text:p><text:s/>13,106,618 <text:s/></text:p>
          </table:table-cell>
          <table:table-cell table:style-name="ce27" office:value-type="float" office:value="408586.883" calcext:value-type="float">
            <text:p><text:s/>408,587 <text:s/></text:p>
          </table:table-cell>
          <table:table-cell table:style-name="ce27" office:value-type="float" office:value="295875.505" calcext:value-type="float">
            <text:p><text:s/>295,876 <text:s/></text:p>
          </table:table-cell>
          <table:table-cell table:style-name="ce27" office:value-type="float" office:value="2612940.899" calcext:value-type="float">
            <text:p><text:s/>2,612,941 <text:s/></text:p>
          </table:table-cell>
          <table:table-cell table:style-name="ce27" office:value-type="float" office:value="480367.424" calcext:value-type="float">
            <text:p><text:s/>480,367 <text:s/></text:p>
          </table:table-cell>
          <table:table-cell table:style-name="ce27" office:value-type="float" office:value="494966.449" calcext:value-type="float">
            <text:p><text:s/>494,966 <text:s/></text:p>
          </table:table-cell>
          <table:table-cell table:style-name="ce27" office:value-type="float" office:value="1508167.324" calcext:value-type="float">
            <text:p><text:s/>1,508,167 <text:s/></text:p>
          </table:table-cell>
          <table:table-cell table:style-name="ce27" office:value-type="float" office:value="575024.399" calcext:value-type="float">
            <text:p><text:s/>575,024 <text:s/></text:p>
          </table:table-cell>
          <table:table-cell table:style-name="ce27" office:value-type="float" office:value="4975949.369" calcext:value-type="float">
            <text:p><text:s/>4,975,949 <text:s/></text:p>
          </table:table-cell>
          <table:table-cell table:style-name="ce32" office:value-type="float" office:value="1754739.838" calcext:value-type="float">
            <text:p><text:s/>1,754,740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6"/>
          <table:table-cell table:style-name="ce21" office:value-type="float" office:value="12965329.888" calcext:value-type="float">
            <text:p><text:s/>12,965,330 <text:s/></text:p>
          </table:table-cell>
          <table:table-cell table:style-name="ce27" office:value-type="float" office:value="421597.145" calcext:value-type="float">
            <text:p><text:s/>421,597 <text:s/></text:p>
          </table:table-cell>
          <table:table-cell table:style-name="ce27" office:value-type="float" office:value="297824.98" calcext:value-type="float">
            <text:p><text:s/>297,825 <text:s/></text:p>
          </table:table-cell>
          <table:table-cell table:style-name="ce27" office:value-type="float" office:value="2556607.563" calcext:value-type="float">
            <text:p><text:s/>2,556,608 <text:s/></text:p>
          </table:table-cell>
          <table:table-cell table:style-name="ce27" office:value-type="float" office:value="496427.252" calcext:value-type="float">
            <text:p><text:s/>496,427 <text:s/></text:p>
          </table:table-cell>
          <table:table-cell table:style-name="ce27" office:value-type="float" office:value="473121.173" calcext:value-type="float">
            <text:p><text:s/>473,121 <text:s/></text:p>
          </table:table-cell>
          <table:table-cell table:style-name="ce27" office:value-type="float" office:value="1488124.78" calcext:value-type="float">
            <text:p><text:s/>1,488,125 <text:s/></text:p>
          </table:table-cell>
          <table:table-cell table:style-name="ce27" office:value-type="float" office:value="607701.301" calcext:value-type="float">
            <text:p><text:s/>607,701 <text:s/></text:p>
          </table:table-cell>
          <table:table-cell table:style-name="ce27" office:value-type="float" office:value="4821037.802" calcext:value-type="float">
            <text:p><text:s/>4,821,038 <text:s/></text:p>
          </table:table-cell>
          <table:table-cell table:style-name="ce32" office:value-type="float" office:value="1802887.892" calcext:value-type="float">
            <text:p><text:s/>1,802,888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6"/>
          <table:table-cell table:style-name="ce21" office:value-type="float" office:value="13004101.435" calcext:value-type="float">
            <text:p><text:s/>13,004,101 <text:s/></text:p>
          </table:table-cell>
          <table:table-cell table:style-name="ce27" office:value-type="float" office:value="408208.056" calcext:value-type="float">
            <text:p><text:s/>408,208 <text:s/></text:p>
          </table:table-cell>
          <table:table-cell table:style-name="ce27" office:value-type="float" office:value="312280.61" calcext:value-type="float">
            <text:p><text:s/>312,281 <text:s/></text:p>
          </table:table-cell>
          <table:table-cell table:style-name="ce27" office:value-type="float" office:value="2746408.997" calcext:value-type="float">
            <text:p><text:s/>2,746,409 <text:s/></text:p>
          </table:table-cell>
          <table:table-cell table:style-name="ce27" office:value-type="float" office:value="465203.546" calcext:value-type="float">
            <text:p><text:s/>465,204 <text:s/></text:p>
          </table:table-cell>
          <table:table-cell table:style-name="ce27" office:value-type="float" office:value="487823.69" calcext:value-type="float">
            <text:p><text:s/>487,824 <text:s/></text:p>
          </table:table-cell>
          <table:table-cell table:style-name="ce27" office:value-type="float" office:value="1536028.882" calcext:value-type="float">
            <text:p><text:s/>1,536,029 <text:s/></text:p>
          </table:table-cell>
          <table:table-cell table:style-name="ce27" office:value-type="float" office:value="576654.24" calcext:value-type="float">
            <text:p><text:s/>576,654 <text:s/></text:p>
          </table:table-cell>
          <table:table-cell table:style-name="ce27" office:value-type="float" office:value="4811302.249" calcext:value-type="float">
            <text:p><text:s/>4,811,302 <text:s/></text:p>
          </table:table-cell>
          <table:table-cell table:style-name="ce32" office:value-type="float" office:value="1660191.165" calcext:value-type="float">
            <text:p><text:s/>1,660,191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6"/>
          <table:table-cell table:style-name="ce21" office:value-type="float" office:value="12763571.235" calcext:value-type="float">
            <text:p><text:s/>12,763,571 <text:s/></text:p>
          </table:table-cell>
          <table:table-cell table:style-name="ce27" office:value-type="float" office:value="405780.69" calcext:value-type="float">
            <text:p><text:s/>405,781 <text:s/></text:p>
          </table:table-cell>
          <table:table-cell table:style-name="ce27" office:value-type="float" office:value="308945.393" calcext:value-type="float">
            <text:p><text:s/>308,945 <text:s/></text:p>
          </table:table-cell>
          <table:table-cell table:style-name="ce27" office:value-type="float" office:value="2664204.543" calcext:value-type="float">
            <text:p><text:s/>2,664,205 <text:s/></text:p>
          </table:table-cell>
          <table:table-cell table:style-name="ce27" office:value-type="float" office:value="467911.99" calcext:value-type="float">
            <text:p><text:s/>467,912 <text:s/></text:p>
          </table:table-cell>
          <table:table-cell table:style-name="ce27" office:value-type="float" office:value="477287.736" calcext:value-type="float">
            <text:p><text:s/>477,288 <text:s/></text:p>
          </table:table-cell>
          <table:table-cell table:style-name="ce27" office:value-type="float" office:value="1549111.586" calcext:value-type="float">
            <text:p><text:s/>1,549,112 <text:s/></text:p>
          </table:table-cell>
          <table:table-cell table:style-name="ce27" office:value-type="float" office:value="582356.77" calcext:value-type="float">
            <text:p><text:s/>582,357 <text:s/></text:p>
          </table:table-cell>
          <table:table-cell table:style-name="ce27" office:value-type="float" office:value="4679528.689" calcext:value-type="float">
            <text:p><text:s/>4,679,529 <text:s/></text:p>
          </table:table-cell>
          <table:table-cell table:style-name="ce32" office:value-type="float" office:value="1628443.838" calcext:value-type="float">
            <text:p><text:s/>1,628,444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 - 11月</text:p>
          </table:table-cell>
          <table:table-cell table:style-name="ce16"/>
          <table:table-cell table:style-name="ce21" office:value-type="float" office:value="137684959.388" calcext:value-type="float">
            <text:p><text:s/>137,684,959 <text:s/></text:p>
          </table:table-cell>
          <table:table-cell table:style-name="ce27" office:value-type="float" office:value="4369555.421" calcext:value-type="float">
            <text:p><text:s/>4,369,555 <text:s/></text:p>
          </table:table-cell>
          <table:table-cell table:style-name="ce27" office:value-type="float" office:value="3312150.509" calcext:value-type="float">
            <text:p><text:s/>3,312,151 <text:s/></text:p>
          </table:table-cell>
          <table:table-cell table:style-name="ce27" office:value-type="float" office:value="28457259.411" calcext:value-type="float">
            <text:p><text:s/>28,457,259 <text:s/></text:p>
          </table:table-cell>
          <table:table-cell table:style-name="ce27" office:value-type="float" office:value="4963632.73" calcext:value-type="float">
            <text:p><text:s/>4,963,633 <text:s/></text:p>
          </table:table-cell>
          <table:table-cell table:style-name="ce27" office:value-type="float" office:value="5251754.486" calcext:value-type="float">
            <text:p><text:s/>5,251,754 <text:s/></text:p>
          </table:table-cell>
          <table:table-cell table:style-name="ce27" office:value-type="float" office:value="16600089.504" calcext:value-type="float">
            <text:p><text:s/>16,600,090 <text:s/></text:p>
          </table:table-cell>
          <table:table-cell table:style-name="ce27" office:value-type="float" office:value="6060533.214" calcext:value-type="float">
            <text:p><text:s/>6,060,533 <text:s/></text:p>
          </table:table-cell>
          <table:table-cell table:style-name="ce27" office:value-type="float" office:value="50926893.353" calcext:value-type="float">
            <text:p><text:s/>50,926,893 <text:s/></text:p>
          </table:table-cell>
          <table:table-cell table:style-name="ce32" office:value-type="float" office:value="17743090.76" calcext:value-type="float">
            <text:p><text:s/>17,743,091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2月</text:p>
          </table:table-cell>
          <table:table-cell table:style-name="ce16"/>
          <table:table-cell table:style-name="ce21" office:value-type="float" office:value="13057293.581" calcext:value-type="float">
            <text:p><text:s/>13,057,294 <text:s/></text:p>
          </table:table-cell>
          <table:table-cell table:style-name="ce27" office:value-type="float" office:value="416499.901" calcext:value-type="float">
            <text:p><text:s/>416,500 <text:s/></text:p>
          </table:table-cell>
          <table:table-cell table:style-name="ce27" office:value-type="float" office:value="308116.032" calcext:value-type="float">
            <text:p><text:s/>308,116 <text:s/></text:p>
          </table:table-cell>
          <table:table-cell table:style-name="ce27" office:value-type="float" office:value="2716620.819" calcext:value-type="float">
            <text:p><text:s/>2,716,621 <text:s/></text:p>
          </table:table-cell>
          <table:table-cell table:style-name="ce27" office:value-type="float" office:value="476607.597" calcext:value-type="float">
            <text:p><text:s/>476,608 <text:s/></text:p>
          </table:table-cell>
          <table:table-cell table:style-name="ce27" office:value-type="float" office:value="504096.356" calcext:value-type="float">
            <text:p><text:s/>504,096 <text:s/></text:p>
          </table:table-cell>
          <table:table-cell table:style-name="ce27" office:value-type="float" office:value="1643088.871" calcext:value-type="float">
            <text:p><text:s/>1,643,089 <text:s/></text:p>
          </table:table-cell>
          <table:table-cell table:style-name="ce27" office:value-type="float" office:value="612012.679" calcext:value-type="float">
            <text:p><text:s/>612,013 <text:s/></text:p>
          </table:table-cell>
          <table:table-cell table:style-name="ce27" office:value-type="float" office:value="4740933.773" calcext:value-type="float">
            <text:p><text:s/>4,740,934 <text:s/></text:p>
          </table:table-cell>
          <table:table-cell table:style-name="ce32" office:value-type="float" office:value="1639317.553" calcext:value-type="float">
            <text:p><text:s/>1,639,318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 - 12月</text:p>
          </table:table-cell>
          <table:table-cell table:style-name="ce16"/>
          <table:table-cell table:style-name="ce21" office:value-type="float" office:value="150742252.969" calcext:value-type="float">
            <text:p><text:s/>150,742,253 <text:s/></text:p>
          </table:table-cell>
          <table:table-cell table:style-name="ce27" office:value-type="float" office:value="4786055.322" calcext:value-type="float">
            <text:p><text:s/>4,786,055 <text:s/></text:p>
          </table:table-cell>
          <table:table-cell table:style-name="ce27" office:value-type="float" office:value="3620266.541" calcext:value-type="float">
            <text:p><text:s/>3,620,267 <text:s/></text:p>
          </table:table-cell>
          <table:table-cell table:style-name="ce27" office:value-type="float" office:value="31173880.23" calcext:value-type="float">
            <text:p><text:s/>31,173,880 <text:s/></text:p>
          </table:table-cell>
          <table:table-cell table:style-name="ce27" office:value-type="float" office:value="5440240.327" calcext:value-type="float">
            <text:p><text:s/>5,440,240 <text:s/></text:p>
          </table:table-cell>
          <table:table-cell table:style-name="ce27" office:value-type="float" office:value="5755850.842" calcext:value-type="float">
            <text:p><text:s/>5,755,851 <text:s/></text:p>
          </table:table-cell>
          <table:table-cell table:style-name="ce27" office:value-type="float" office:value="18243178.375" calcext:value-type="float">
            <text:p><text:s/>18,243,178 <text:s/></text:p>
          </table:table-cell>
          <table:table-cell table:style-name="ce27" office:value-type="float" office:value="6672545.893" calcext:value-type="float">
            <text:p><text:s/>6,672,546 <text:s/></text:p>
          </table:table-cell>
          <table:table-cell table:style-name="ce27" office:value-type="float" office:value="55667827.126" calcext:value-type="float">
            <text:p><text:s/>55,667,827 <text:s/></text:p>
          </table:table-cell>
          <table:table-cell table:style-name="ce32" office:value-type="float" office:value="19382408.313" calcext:value-type="float">
            <text:p><text:s/>19,382,408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/>
          <table:table-cell table:style-name="ce16"/>
          <table:table-cell table:style-name="ce21"/>
          <table:table-cell table:style-name="ce27" table:number-columns-repeated="8"/>
          <table:table-cell table:style-name="ce32"/>
          <table:table-cell table:number-columns-repeated="1011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1" office:value-type="string" calcext:value-type="string">
            <text:p><text:s/>1月</text:p>
          </table:table-cell>
          <table:table-cell table:style-name="ce16"/>
          <table:table-cell table:style-name="ce21" office:value-type="float" office:value="12802621.038" calcext:value-type="float">
            <text:p><text:s/>12,802,621 <text:s/></text:p>
          </table:table-cell>
          <table:table-cell table:style-name="ce27" office:value-type="float" office:value="422208.3" calcext:value-type="float">
            <text:p><text:s/>422,208 <text:s/></text:p>
          </table:table-cell>
          <table:table-cell table:style-name="ce27" office:value-type="float" office:value="309073.676" calcext:value-type="float">
            <text:p><text:s/>309,074 <text:s/></text:p>
          </table:table-cell>
          <table:table-cell table:style-name="ce27" office:value-type="float" office:value="2780085.154" calcext:value-type="float">
            <text:p><text:s/>2,780,085 <text:s/></text:p>
          </table:table-cell>
          <table:table-cell table:style-name="ce27" office:value-type="float" office:value="468997.626" calcext:value-type="float">
            <text:p><text:s/>468,998 <text:s/></text:p>
          </table:table-cell>
          <table:table-cell table:style-name="ce27" office:value-type="float" office:value="501908.468" calcext:value-type="float">
            <text:p><text:s/>501,908 <text:s/></text:p>
          </table:table-cell>
          <table:table-cell table:style-name="ce27" office:value-type="float" office:value="1650089.761" calcext:value-type="float">
            <text:p><text:s/>1,650,090 <text:s/></text:p>
          </table:table-cell>
          <table:table-cell table:style-name="ce27" office:value-type="float" office:value="603432.892" calcext:value-type="float">
            <text:p><text:s/>603,433 <text:s/></text:p>
          </table:table-cell>
          <table:table-cell table:style-name="ce27" office:value-type="float" office:value="4493366.203" calcext:value-type="float">
            <text:p><text:s/>4,493,366 <text:s/></text:p>
          </table:table-cell>
          <table:table-cell table:style-name="ce32" office:value-type="float" office:value="1573458.958" calcext:value-type="float">
            <text:p><text:s/>1,573,45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6"/>
          <table:table-cell table:style-name="ce21" office:value-type="float" office:value="11251576.013" calcext:value-type="float">
            <text:p><text:s/>11,251,576 <text:s/></text:p>
          </table:table-cell>
          <table:table-cell table:style-name="ce27" office:value-type="float" office:value="343845.048" calcext:value-type="float">
            <text:p><text:s/>343,845 <text:s/></text:p>
          </table:table-cell>
          <table:table-cell table:style-name="ce27" office:value-type="float" office:value="265004.49" calcext:value-type="float">
            <text:p><text:s/>265,004 <text:s/></text:p>
          </table:table-cell>
          <table:table-cell table:style-name="ce27" office:value-type="float" office:value="2472404.184" calcext:value-type="float">
            <text:p><text:s/>2,472,404 <text:s/></text:p>
          </table:table-cell>
          <table:table-cell table:style-name="ce27" office:value-type="float" office:value="387445.231" calcext:value-type="float">
            <text:p><text:s/>387,445 <text:s/></text:p>
          </table:table-cell>
          <table:table-cell table:style-name="ce27" office:value-type="float" office:value="398099.431" calcext:value-type="float">
            <text:p><text:s/>398,099 <text:s/></text:p>
          </table:table-cell>
          <table:table-cell table:style-name="ce27" office:value-type="float" office:value="1401893.979" calcext:value-type="float">
            <text:p><text:s/>1,401,894 <text:s/></text:p>
          </table:table-cell>
          <table:table-cell table:style-name="ce27" office:value-type="float" office:value="486446" calcext:value-type="float">
            <text:p><text:s/>486,446 <text:s/></text:p>
          </table:table-cell>
          <table:table-cell table:style-name="ce27" office:value-type="float" office:value="4181153.788" calcext:value-type="float">
            <text:p><text:s/>4,181,154 <text:s/></text:p>
          </table:table-cell>
          <table:table-cell table:style-name="ce32" office:value-type="float" office:value="1315283.862" calcext:value-type="float">
            <text:p><text:s/>1,315,284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6"/>
          <table:table-cell table:style-name="ce21" office:value-type="float" office:value="13320125.806" calcext:value-type="float">
            <text:p><text:s/>13,320,126 <text:s/></text:p>
          </table:table-cell>
          <table:table-cell table:style-name="ce27" office:value-type="float" office:value="436047.289" calcext:value-type="float">
            <text:p><text:s/>436,047 <text:s/></text:p>
          </table:table-cell>
          <table:table-cell table:style-name="ce27" office:value-type="float" office:value="319948.15" calcext:value-type="float">
            <text:p><text:s/>319,948 <text:s/></text:p>
          </table:table-cell>
          <table:table-cell table:style-name="ce27" office:value-type="float" office:value="2758523.585" calcext:value-type="float">
            <text:p><text:s/>2,758,524 <text:s/></text:p>
          </table:table-cell>
          <table:table-cell table:style-name="ce27" office:value-type="float" office:value="506383.042" calcext:value-type="float">
            <text:p><text:s/>506,383 <text:s/></text:p>
          </table:table-cell>
          <table:table-cell table:style-name="ce27" office:value-type="float" office:value="489224.781" calcext:value-type="float">
            <text:p><text:s/>489,225 <text:s/></text:p>
          </table:table-cell>
          <table:table-cell table:style-name="ce27" office:value-type="float" office:value="1688862.23" calcext:value-type="float">
            <text:p><text:s/>1,688,862 <text:s/></text:p>
          </table:table-cell>
          <table:table-cell table:style-name="ce27" office:value-type="float" office:value="628343.829" calcext:value-type="float">
            <text:p><text:s/>628,344 <text:s/></text:p>
          </table:table-cell>
          <table:table-cell table:style-name="ce27" office:value-type="float" office:value="4793733.075" calcext:value-type="float">
            <text:p><text:s/>4,793,733 <text:s/></text:p>
          </table:table-cell>
          <table:table-cell table:style-name="ce32" office:value-type="float" office:value="1699059.825" calcext:value-type="float">
            <text:p><text:s/>1,699,060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6"/>
          <table:table-cell table:style-name="ce21" office:value-type="float" office:value="12924333.221" calcext:value-type="float">
            <text:p><text:s/>12,924,333 <text:s/></text:p>
          </table:table-cell>
          <table:table-cell table:style-name="ce27" office:value-type="float" office:value="425532.128" calcext:value-type="float">
            <text:p><text:s/>425,532 <text:s/></text:p>
          </table:table-cell>
          <table:table-cell table:style-name="ce27" office:value-type="float" office:value="294259.822" calcext:value-type="float">
            <text:p><text:s/>294,260 <text:s/></text:p>
          </table:table-cell>
          <table:table-cell table:style-name="ce27" office:value-type="float" office:value="2730147.327" calcext:value-type="float">
            <text:p><text:s/>2,730,147 <text:s/></text:p>
          </table:table-cell>
          <table:table-cell table:style-name="ce27" office:value-type="float" office:value="477397.249" calcext:value-type="float">
            <text:p><text:s/>477,397 <text:s/></text:p>
          </table:table-cell>
          <table:table-cell table:style-name="ce27" office:value-type="float" office:value="479370.734" calcext:value-type="float">
            <text:p><text:s/>479,371 <text:s/></text:p>
          </table:table-cell>
          <table:table-cell table:style-name="ce27" office:value-type="float" office:value="1627175.93" calcext:value-type="float">
            <text:p><text:s/>1,627,176 <text:s/></text:p>
          </table:table-cell>
          <table:table-cell table:style-name="ce27" office:value-type="float" office:value="616373.629" calcext:value-type="float">
            <text:p><text:s/>616,374 <text:s/></text:p>
          </table:table-cell>
          <table:table-cell table:style-name="ce27" office:value-type="float" office:value="4682947.52" calcext:value-type="float">
            <text:p><text:s/>4,682,948 <text:s/></text:p>
          </table:table-cell>
          <table:table-cell table:style-name="ce32" office:value-type="float" office:value="1591128.882" calcext:value-type="float">
            <text:p><text:s/>1,591,12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6"/>
          <table:table-cell table:style-name="ce21" office:value-type="float" office:value="13933269.83" calcext:value-type="float">
            <text:p><text:s/>13,933,270 <text:s/></text:p>
          </table:table-cell>
          <table:table-cell table:style-name="ce27" office:value-type="float" office:value="467745.14" calcext:value-type="float">
            <text:p><text:s/>467,745 <text:s/></text:p>
          </table:table-cell>
          <table:table-cell table:style-name="ce27" office:value-type="float" office:value="320474.421" calcext:value-type="float">
            <text:p><text:s/>320,474 <text:s/></text:p>
          </table:table-cell>
          <table:table-cell table:style-name="ce27" office:value-type="float" office:value="2862954.952" calcext:value-type="float">
            <text:p><text:s/>2,862,955 <text:s/></text:p>
          </table:table-cell>
          <table:table-cell table:style-name="ce27" office:value-type="float" office:value="504249.966" calcext:value-type="float">
            <text:p><text:s/>504,250 <text:s/></text:p>
          </table:table-cell>
          <table:table-cell table:style-name="ce27" office:value-type="float" office:value="509413.105" calcext:value-type="float">
            <text:p><text:s/>509,413 <text:s/></text:p>
          </table:table-cell>
          <table:table-cell table:style-name="ce27" office:value-type="float" office:value="1713873.561" calcext:value-type="float">
            <text:p><text:s/>1,713,874 <text:s/></text:p>
          </table:table-cell>
          <table:table-cell table:style-name="ce27" office:value-type="float" office:value="656832.585" calcext:value-type="float">
            <text:p><text:s/>656,833 <text:s/></text:p>
          </table:table-cell>
          <table:table-cell table:style-name="ce27" office:value-type="float" office:value="5200795.937" calcext:value-type="float">
            <text:p><text:s/>5,200,796 <text:s/></text:p>
          </table:table-cell>
          <table:table-cell table:style-name="ce32" office:value-type="float" office:value="1696930.163" calcext:value-type="float">
            <text:p><text:s/>1,696,930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6"/>
          <table:table-cell table:style-name="ce21" office:value-type="float" office:value="13781502.686" calcext:value-type="float">
            <text:p><text:s/>13,781,503 <text:s/></text:p>
          </table:table-cell>
          <table:table-cell table:style-name="ce27" office:value-type="float" office:value="449139.875" calcext:value-type="float">
            <text:p><text:s/>449,140 <text:s/></text:p>
          </table:table-cell>
          <table:table-cell table:style-name="ce27" office:value-type="float" office:value="313970.022" calcext:value-type="float">
            <text:p><text:s/>313,970 <text:s/></text:p>
          </table:table-cell>
          <table:table-cell table:style-name="ce27" office:value-type="float" office:value="2858359.876" calcext:value-type="float">
            <text:p><text:s/>2,858,360 <text:s/></text:p>
          </table:table-cell>
          <table:table-cell table:style-name="ce27" office:value-type="float" office:value="496764.024" calcext:value-type="float">
            <text:p><text:s/>496,764 <text:s/></text:p>
          </table:table-cell>
          <table:table-cell table:style-name="ce27" office:value-type="float" office:value="484546.129" calcext:value-type="float">
            <text:p><text:s/>484,546 <text:s/></text:p>
          </table:table-cell>
          <table:table-cell table:style-name="ce27" office:value-type="float" office:value="1672395.82" calcext:value-type="float">
            <text:p><text:s/>1,672,396 <text:s/></text:p>
          </table:table-cell>
          <table:table-cell table:style-name="ce27" office:value-type="float" office:value="661188.867" calcext:value-type="float">
            <text:p><text:s/>661,189 <text:s/></text:p>
          </table:table-cell>
          <table:table-cell table:style-name="ce27" office:value-type="float" office:value="5146227.953" calcext:value-type="float">
            <text:p><text:s/>5,146,228 <text:s/></text:p>
          </table:table-cell>
          <table:table-cell table:style-name="ce32" office:value-type="float" office:value="1698910.12" calcext:value-type="float">
            <text:p><text:s/>1,698,910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6"/>
          <table:table-cell table:style-name="ce21" office:value-type="float" office:value="14414926.524" calcext:value-type="float">
            <text:p><text:s/>14,414,927 <text:s/></text:p>
          </table:table-cell>
          <table:table-cell table:style-name="ce27" office:value-type="float" office:value="470725.602" calcext:value-type="float">
            <text:p><text:s/>470,726 <text:s/></text:p>
          </table:table-cell>
          <table:table-cell table:style-name="ce27" office:value-type="float" office:value="325013.282" calcext:value-type="float">
            <text:p><text:s/>325,013 <text:s/></text:p>
          </table:table-cell>
          <table:table-cell table:style-name="ce27" office:value-type="float" office:value="2964458.405" calcext:value-type="float">
            <text:p><text:s/>2,964,458 <text:s/></text:p>
          </table:table-cell>
          <table:table-cell table:style-name="ce27" office:value-type="float" office:value="519154.972" calcext:value-type="float">
            <text:p><text:s/>519,155 <text:s/></text:p>
          </table:table-cell>
          <table:table-cell table:style-name="ce27" office:value-type="float" office:value="511082.069" calcext:value-type="float">
            <text:p><text:s/>511,082 <text:s/></text:p>
          </table:table-cell>
          <table:table-cell table:style-name="ce27" office:value-type="float" office:value="1689032.139" calcext:value-type="float">
            <text:p><text:s/>1,689,032 <text:s/></text:p>
          </table:table-cell>
          <table:table-cell table:style-name="ce27" office:value-type="float" office:value="687069.414" calcext:value-type="float">
            <text:p><text:s/>687,069 <text:s/></text:p>
          </table:table-cell>
          <table:table-cell table:style-name="ce27" office:value-type="float" office:value="5439085.99" calcext:value-type="float">
            <text:p><text:s/>5,439,086 <text:s/></text:p>
          </table:table-cell>
          <table:table-cell table:style-name="ce32" office:value-type="float" office:value="1809304.651" calcext:value-type="float">
            <text:p><text:s/>1,809,305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6"/>
          <table:table-cell table:style-name="ce21" office:value-type="float" office:value="14260522.188" calcext:value-type="float">
            <text:p><text:s/>14,260,522 <text:s/></text:p>
          </table:table-cell>
          <table:table-cell table:style-name="ce27" office:value-type="float" office:value="463864.931" calcext:value-type="float">
            <text:p><text:s/>463,865 <text:s/></text:p>
          </table:table-cell>
          <table:table-cell table:style-name="ce27" office:value-type="float" office:value="320004.196" calcext:value-type="float">
            <text:p><text:s/>320,004 <text:s/></text:p>
          </table:table-cell>
          <table:table-cell table:style-name="ce27" office:value-type="float" office:value="2932507.52" calcext:value-type="float">
            <text:p><text:s/>2,932,508 <text:s/></text:p>
          </table:table-cell>
          <table:table-cell table:style-name="ce27" office:value-type="float" office:value="506755.183" calcext:value-type="float">
            <text:p><text:s/>506,755 <text:s/></text:p>
          </table:table-cell>
          <table:table-cell table:style-name="ce27" office:value-type="float" office:value="489068.632" calcext:value-type="float">
            <text:p><text:s/>489,069 <text:s/></text:p>
          </table:table-cell>
          <table:table-cell table:style-name="ce27" office:value-type="float" office:value="1689525.539" calcext:value-type="float">
            <text:p><text:s/>1,689,526 <text:s/></text:p>
          </table:table-cell>
          <table:table-cell table:style-name="ce27" office:value-type="float" office:value="685412.439" calcext:value-type="float">
            <text:p><text:s/>685,412 <text:s/></text:p>
          </table:table-cell>
          <table:table-cell table:style-name="ce27" office:value-type="float" office:value="5408472.808" calcext:value-type="float">
            <text:p><text:s/>5,408,473 <text:s/></text:p>
          </table:table-cell>
          <table:table-cell table:style-name="ce32" office:value-type="float" office:value="1764910.94" calcext:value-type="float">
            <text:p><text:s/>1,764,911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6"/>
          <table:table-cell table:style-name="ce21" office:value-type="float" office:value="13796492.631" calcext:value-type="float">
            <text:p><text:s/>13,796,493 <text:s/></text:p>
          </table:table-cell>
          <table:table-cell table:style-name="ce27" office:value-type="float" office:value="448617.339" calcext:value-type="float">
            <text:p><text:s/>448,617 <text:s/></text:p>
          </table:table-cell>
          <table:table-cell table:style-name="ce27" office:value-type="float" office:value="308329.775" calcext:value-type="float">
            <text:p><text:s/>308,330 <text:s/></text:p>
          </table:table-cell>
          <table:table-cell table:style-name="ce27" office:value-type="float" office:value="2740043.412" calcext:value-type="float">
            <text:p><text:s/>2,740,043 <text:s/></text:p>
          </table:table-cell>
          <table:table-cell table:style-name="ce27" office:value-type="float" office:value="486814.167" calcext:value-type="float">
            <text:p><text:s/>486,814 <text:s/></text:p>
          </table:table-cell>
          <table:table-cell table:style-name="ce27" office:value-type="float" office:value="475903.138" calcext:value-type="float">
            <text:p><text:s/>475,903 <text:s/></text:p>
          </table:table-cell>
          <table:table-cell table:style-name="ce27" office:value-type="float" office:value="1630018.177" calcext:value-type="float">
            <text:p><text:s/>1,630,018 <text:s/></text:p>
          </table:table-cell>
          <table:table-cell table:style-name="ce27" office:value-type="float" office:value="671052.525" calcext:value-type="float">
            <text:p><text:s/>671,053 <text:s/></text:p>
          </table:table-cell>
          <table:table-cell table:style-name="ce27" office:value-type="float" office:value="5273129.406" calcext:value-type="float">
            <text:p><text:s/>5,273,129 <text:s/></text:p>
          </table:table-cell>
          <table:table-cell table:style-name="ce32" office:value-type="float" office:value="1762584.692" calcext:value-type="float">
            <text:p><text:s/>1,762,585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6"/>
          <table:table-cell table:style-name="ce21" office:value-type="float" office:value="14071584.966" calcext:value-type="float">
            <text:p><text:s/>14,071,585 <text:s/></text:p>
          </table:table-cell>
          <table:table-cell table:style-name="ce27" office:value-type="float" office:value="450345.703" calcext:value-type="float">
            <text:p><text:s/>450,346 <text:s/></text:p>
          </table:table-cell>
          <table:table-cell table:style-name="ce27" office:value-type="float" office:value="318587.226" calcext:value-type="float">
            <text:p><text:s/>318,587 <text:s/></text:p>
          </table:table-cell>
          <table:table-cell table:style-name="ce27" office:value-type="float" office:value="2884574.866" calcext:value-type="float">
            <text:p><text:s/>2,884,575 <text:s/></text:p>
          </table:table-cell>
          <table:table-cell table:style-name="ce27" office:value-type="float" office:value="488749.696" calcext:value-type="float">
            <text:p><text:s/>488,750 <text:s/></text:p>
          </table:table-cell>
          <table:table-cell table:style-name="ce27" office:value-type="float" office:value="491585.473" calcext:value-type="float">
            <text:p><text:s/>491,585 <text:s/></text:p>
          </table:table-cell>
          <table:table-cell table:style-name="ce27" office:value-type="float" office:value="1708059.822" calcext:value-type="float">
            <text:p><text:s/>1,708,060 <text:s/></text:p>
          </table:table-cell>
          <table:table-cell table:style-name="ce27" office:value-type="float" office:value="669034.507" calcext:value-type="float">
            <text:p><text:s/>669,035 <text:s/></text:p>
          </table:table-cell>
          <table:table-cell table:style-name="ce27" office:value-type="float" office:value="5339103.355" calcext:value-type="float">
            <text:p><text:s/>5,339,103 <text:s/></text:p>
          </table:table-cell>
          <table:table-cell table:style-name="ce32" office:value-type="float" office:value="1721544.318" calcext:value-type="float">
            <text:p><text:s/>1,721,544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6"/>
          <table:table-cell table:style-name="ce21" office:value-type="float" office:value="13377148.612" calcext:value-type="float">
            <text:p><text:s/>13,377,149 <text:s/></text:p>
          </table:table-cell>
          <table:table-cell table:style-name="ce27" office:value-type="float" office:value="429884.742" calcext:value-type="float">
            <text:p><text:s/>429,885 <text:s/></text:p>
          </table:table-cell>
          <table:table-cell table:style-name="ce27" office:value-type="float" office:value="311829.273" calcext:value-type="float">
            <text:p><text:s/>311,829 <text:s/></text:p>
          </table:table-cell>
          <table:table-cell table:style-name="ce27" office:value-type="float" office:value="2778121.781" calcext:value-type="float">
            <text:p><text:s/>2,778,122 <text:s/></text:p>
          </table:table-cell>
          <table:table-cell table:style-name="ce27" office:value-type="float" office:value="467172.528" calcext:value-type="float">
            <text:p><text:s/>467,173 <text:s/></text:p>
          </table:table-cell>
          <table:table-cell table:style-name="ce27" office:value-type="float" office:value="481510.322" calcext:value-type="float">
            <text:p><text:s/>481,510 <text:s/></text:p>
          </table:table-cell>
          <table:table-cell table:style-name="ce27" office:value-type="float" office:value="1638540.571" calcext:value-type="float">
            <text:p><text:s/>1,638,541 <text:s/></text:p>
          </table:table-cell>
          <table:table-cell table:style-name="ce27" office:value-type="float" office:value="636242.898" calcext:value-type="float">
            <text:p><text:s/>636,243 <text:s/></text:p>
          </table:table-cell>
          <table:table-cell table:style-name="ce27" office:value-type="float" office:value="5015090.079" calcext:value-type="float">
            <text:p><text:s/>5,015,090 <text:s/></text:p>
          </table:table-cell>
          <table:table-cell table:style-name="ce32" office:value-type="float" office:value="1618756.418" calcext:value-type="float">
            <text:p><text:s/>1,618,756 <text:s/></text:p>
          </table:table-cell>
          <table:table-cell table:number-columns-repeated="1011"/>
        </table:table-row>
        <table:table-row table:style-name="ro4">
          <table:table-cell table:style-name="ce6"/>
          <table:table-cell table:style-name="ce12" office:value-type="string" calcext:value-type="string">
            <text:p>1 - 11月</text:p>
          </table:table-cell>
          <table:table-cell table:style-name="ce17"/>
          <table:table-cell table:style-name="ce22" office:value-type="float" office:value="147934103.515" calcext:value-type="float">
            <text:p><text:s/>147,934,104 <text:s/></text:p>
          </table:table-cell>
          <table:table-cell table:style-name="ce28" office:value-type="float" office:value="4807956.097" calcext:value-type="float">
            <text:p><text:s/>4,807,956 <text:s/></text:p>
          </table:table-cell>
          <table:table-cell table:style-name="ce28" office:value-type="float" office:value="3406494.333" calcext:value-type="float">
            <text:p><text:s/>3,406,494 <text:s/></text:p>
          </table:table-cell>
          <table:table-cell table:style-name="ce28" office:value-type="float" office:value="30762181.062" calcext:value-type="float">
            <text:p><text:s/>30,762,181 <text:s/></text:p>
          </table:table-cell>
          <table:table-cell table:style-name="ce28" office:value-type="float" office:value="5309883.684" calcext:value-type="float">
            <text:p><text:s/>5,309,884 <text:s/></text:p>
          </table:table-cell>
          <table:table-cell table:style-name="ce28" office:value-type="float" office:value="5311712.282" calcext:value-type="float">
            <text:p><text:s/>5,311,712 <text:s/></text:p>
          </table:table-cell>
          <table:table-cell table:style-name="ce28" office:value-type="float" office:value="18109467.529" calcext:value-type="float">
            <text:p><text:s/>18,109,468 <text:s/></text:p>
          </table:table-cell>
          <table:table-cell table:style-name="ce28" office:value-type="float" office:value="7001429.585" calcext:value-type="float">
            <text:p><text:s/>7,001,430 <text:s/></text:p>
          </table:table-cell>
          <table:table-cell table:style-name="ce28" office:value-type="float" office:value="54973106.114" calcext:value-type="float">
            <text:p><text:s/>54,973,106 <text:s/></text:p>
          </table:table-cell>
          <table:table-cell table:style-name="ce33" office:value-type="float" office:value="18251872.829" calcext:value-type="float">
            <text:p><text:s/>18,251,873 <text:s/>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 table:number-columns-spanned="13" table:number-rows-spanned="1">
            <text:p>註：電力消費面行業別統計數值，自107年起已依行政院主計總處「中華民國行業標準分類（第10次修訂）校正，故各業別統計範疇於校正前後存在差異。</text:p>
          </table:table-cell>
          <table:covered-table-cell table:number-columns-repeated="12" table:style-name="ce13"/>
          <table:table-cell table:number-columns-repeated="1011"/>
        </table:table-row>
        <table:table-row table:style-name="ro5" table:number-rows-repeated="6">
          <table:table-cell table:number-columns-repeated="3"/>
          <table:table-cell table:style-name="ce23" table:number-columns-repeated="10"/>
          <table:table-cell table:number-columns-repeated="1011"/>
        </table:table-row>
        <table:table-row table:style-name="ro6" table:number-rows-repeated="26">
          <table:table-cell table:number-columns-repeated="3"/>
          <table:table-cell table:style-name="ce23" table:number-columns-repeated="10"/>
          <table:table-cell table:number-columns-repeated="1011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工業部門電力消費</dc:title>
    <dc:subject>工業部門電力消費</dc:subject>
    <meta:keyword>能源統計月報</meta:keyword>
    <dc:description>工業部門電力消費</dc:description>
    <meta:initial-creator>國際合作與能源統計科</meta:initial-creator>
    <meta:creation-date>2012-04-23T14:46:18</meta:creation-date>
    <dc:creator>方文秀</dc:creator>
    <dc:date>2021-12-29T20:30:10</dc:date>
    <meta:print-date>2021-12-29T20:30:07</meta:print-date>
    <meta:document-statistic meta:table-count="1" meta:cell-count="501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